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1" draw:id="id1" draw:layer="layout" svg:width="1.8cm" svg:height="1.8cm" svg:x="0.7cm" svg:y="0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8cm" svg:height="1.8cm" svg:x="2.5cm" svg:y="0.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8cm" svg:height="1.8cm" svg:x="4.3cm" svg:y="0.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8cm" svg:height="1.8cm" svg:x="4.9cm" svg:y="4.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8cm" svg:height="1.8cm" svg:x="6.7cm" svg:y="4.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8cm" svg:height="1.8cm" svg:x="8.5cm" svg:y="4.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.6cm" svg:y1="2.4cm" svg:x2="5.8cm" svg:y2="4.9cm" draw:start-shape="id1" draw:start-glue-point="2" draw:end-shape="id2" draw:end-glue-point="0" svg:d="m1600 2400c0 1875 4200 625 4200 2500">
          <text:p/>
        </draw:connector>
        <draw:connector draw:style-name="gr2" draw:text-style-name="P1" draw:layer="layout" draw:type="curve" svg:x1="3.4cm" svg:y1="2.4cm" svg:x2="5.8cm" svg:y2="4.9cm" draw:start-shape="id3" draw:start-glue-point="2" draw:end-shape="id2" draw:end-glue-point="0" svg:d="m3400 2400c0 1875 2400 625 2400 2500">
          <text:p/>
        </draw:connector>
        <draw:custom-shape draw:style-name="gr1" draw:text-style-name="P2" xml:id="id6" draw:id="id6" draw:layer="layout" svg:width="1.8cm" svg:height="1.8cm" svg:x="6.1cm" svg:y="0.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8cm" svg:height="1.8cm" svg:x="9cm" svg:y="0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8cm" svg:height="1.8cm" svg:x="10.8cm" svg:y="0.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8cm" svg:height="1.8cm" svg:x="12.6cm" svg:y="0.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8cm" svg:height="1.8cm" svg:x="14.4cm" svg:y="0.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8cm" svg:height="1.8cm" svg:x="10.3cm" svg:y="4.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2cm" svg:y1="2.4cm" svg:x2="7.6cm" svg:y2="4.9cm" draw:start-shape="id4" draw:start-glue-point="2" draw:end-shape="id5" draw:end-glue-point="0" svg:d="m5200 2400c0 1875 2400 625 2400 2500">
          <text:p/>
        </draw:connector>
        <draw:connector draw:style-name="gr2" draw:text-style-name="P1" draw:layer="layout" draw:type="curve" svg:x1="7cm" svg:y1="2.4cm" svg:x2="7.6cm" svg:y2="4.9cm" draw:start-shape="id6" draw:start-glue-point="2" draw:end-shape="id5" draw:end-glue-point="0" svg:d="m7000 2400c0 1875 600 625 600 2500">
          <text:p/>
        </draw:connector>
        <draw:connector draw:style-name="gr2" draw:text-style-name="P1" draw:layer="layout" draw:type="curve" svg:x1="9.9cm" svg:y1="2.4cm" svg:x2="9.4cm" svg:y2="4.9cm" draw:start-shape="id7" draw:start-glue-point="2" draw:end-shape="id8" draw:end-glue-point="0" svg:d="m9900 2400c0 1875-500 625-500 2500">
          <text:p/>
        </draw:connector>
        <draw:connector draw:style-name="gr2" draw:text-style-name="P1" draw:layer="layout" draw:type="curve" svg:x1="11.7cm" svg:y1="2.4cm" svg:x2="9.4cm" svg:y2="4.9cm" draw:start-shape="id9" draw:start-glue-point="2" draw:end-shape="id8" draw:end-glue-point="0" svg:d="m11700 2400c0 1875-2300 625-2300 2500">
          <text:p/>
        </draw:connector>
        <draw:connector draw:style-name="gr2" draw:text-style-name="P1" draw:layer="layout" draw:type="curve" svg:x1="13.5cm" svg:y1="2.4cm" svg:x2="11.2cm" svg:y2="4.9cm" draw:start-shape="id10" draw:start-glue-point="2" draw:end-shape="id11" draw:end-glue-point="0" svg:d="m13500 2400c0 1875-2300 625-2300 2500">
          <text:p/>
        </draw:connector>
        <draw:connector draw:style-name="gr2" draw:text-style-name="P1" draw:layer="layout" draw:type="curve" svg:x1="15.3cm" svg:y1="2.4cm" svg:x2="11.2cm" svg:y2="4.9cm" draw:start-shape="id12" draw:start-glue-point="2" draw:end-shape="id11" draw:end-glue-point="0" svg:d="m15300 2400c0 1875-4100 625-4100 25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9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2-02-29T16:34:36</meta:creation-date>
    <dc:date>2012-03-01T12:44:08</dc:date>
    <meta:editing-duration>PT14M55S</meta:editing-duration>
    <meta:editing-cycles>5</meta:editing-cycles>
    <meta:generator>LibreOffice/3.4$Unix LibreOffice_project/340m1$Build-402</meta:generator>
    <meta:document-statistic meta:object-count="20"/>
  </office:meta>
</office:document-meta>
</file>